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bbe" officeooo:paragraph-rsid="0016abbe"/>
    </style:style>
    <style:style style:name="P2" style:family="paragraph" style:parent-style-name="Standard">
      <style:text-properties fo:color="#ff3333" officeooo:rsid="0016abbe" officeooo:paragraph-rsid="0016abbe"/>
    </style:style>
    <style:style style:name="P3" style:family="paragraph" style:parent-style-name="Standard">
      <style:text-properties fo:color="#ff3333" officeooo:rsid="0017a33f" officeooo:paragraph-rsid="0019eae3"/>
    </style:style>
    <style:style style:name="P4" style:family="paragraph" style:parent-style-name="Standard">
      <style:text-properties fo:color="#ff3333" officeooo:rsid="0017a33f" officeooo:paragraph-rsid="0017a33f"/>
    </style:style>
    <style:style style:name="P5" style:family="paragraph" style:parent-style-name="Standard">
      <style:text-properties fo:color="#ff3333" officeooo:rsid="0017a33f" officeooo:paragraph-rsid="001845b3"/>
    </style:style>
    <style:style style:name="P6" style:family="paragraph" style:parent-style-name="Standard">
      <style:text-properties fo:color="#ff3333" officeooo:rsid="0019fa83" officeooo:paragraph-rsid="0019fa83"/>
    </style:style>
    <style:style style:name="P7" style:family="paragraph" style:parent-style-name="Standard">
      <style:text-properties fo:color="#ff3333" officeooo:rsid="001bed32" officeooo:paragraph-rsid="001bed32"/>
    </style:style>
    <style:style style:name="P8" style:family="paragraph" style:parent-style-name="Standard">
      <style:text-properties fo:color="#ff3333" officeooo:rsid="00210960" officeooo:paragraph-rsid="00210960"/>
    </style:style>
    <style:style style:name="P9" style:family="paragraph" style:parent-style-name="Standard">
      <style:text-properties fo:color="#ff3333" officeooo:rsid="0016abbe" officeooo:paragraph-rsid="0016abbe" fo:background-color="#ffff00"/>
    </style:style>
    <style:style style:name="P10" style:family="paragraph" style:parent-style-name="Standard">
      <style:text-properties officeooo:rsid="001bed32" officeooo:paragraph-rsid="001bed32"/>
    </style:style>
    <style:style style:name="P11" style:family="paragraph" style:parent-style-name="Standard">
      <style:text-properties officeooo:rsid="00210960" officeooo:paragraph-rsid="00210960"/>
    </style:style>
    <style:style style:name="P12" style:family="paragraph" style:parent-style-name="Standard">
      <style:text-properties fo:color="#009933" officeooo:rsid="0016abbe" officeooo:paragraph-rsid="0016abbe"/>
    </style:style>
    <style:style style:name="P13" style:family="paragraph" style:parent-style-name="Standard">
      <style:text-properties fo:color="#009933" officeooo:rsid="0016abbe" officeooo:paragraph-rsid="00229588"/>
    </style:style>
    <style:style style:name="T1" style:family="text">
      <style:text-properties officeooo:rsid="001845b3"/>
    </style:style>
    <style:style style:name="T2" style:family="text">
      <style:text-properties officeooo:rsid="0019eae3"/>
    </style:style>
    <style:style style:name="T3" style:family="text">
      <style:text-properties officeooo:rsid="001dcdc7"/>
    </style:style>
    <style:style style:name="T4" style:family="text">
      <style:text-properties officeooo:rsid="00205408"/>
    </style:style>
    <style:style style:name="T5" style:family="text">
      <style:text-properties officeooo:rsid="00229588"/>
    </style:style>
    <style:style style:name="T6" style:family="text">
      <style:text-properties officeooo:rsid="00262e06" fo:background-color="transparent" loext:char-shading-value="0"/>
    </style:style>
    <style:style style:name="T7" style:family="text">
      <style:text-properties officeooo:rsid="002771b1" fo:background-color="transparent" loext:char-shading-value="0"/>
    </style:style>
    <style:style style:name="T8" style:family="text">
      <style:text-properties fo:color="#000000" officeooo:rsid="00229588" fo:background-color="transparent" loext:char-shading-value="0"/>
    </style:style>
    <style:style style:name="T9" style:family="text">
      <style:text-properties fo:color="#000000" officeooo:rsid="00262e06" fo:background-color="transparent" loext:char-shading-value="0"/>
    </style:style>
    <style:style style:name="T10" style:family="text">
      <style:text-properties fo:color="#000000" officeooo:rsid="002771b1" fo:background-color="transparent" loext:char-shading-value="0"/>
    </style:style>
    <style:style style:name="T11" style:family="text">
      <style:text-properties fo:color="#ff6600" fo:background-color="transparent" loext:char-shading-value="0"/>
    </style:style>
    <style:style style:name="T12" style:family="text">
      <style:text-properties officeooo:rsid="0028d347"/>
    </style:style>
    <style:style style:name="T13" style:family="text">
      <style:text-properties officeooo:rsid="0028e2cb"/>
    </style:style>
    <style:style style:name="T14" style:family="text">
      <style:text-properties officeooo:rsid="0029d8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-do OpenSARKit</text:p>
      <text:p text:style-name="P1"/>
      <text:p text:style-name="P7">- write manual</text:p>
      <text:p text:style-name="P7">- prepare presentation</text:p>
      <text:p text:style-name="P7">- create a Vbox image</text:p>
      <text:p text:style-name="P7">- establish a<text:span text:style-name="T3">n</text:span> example for courses</text:p>
      <text:p text:style-name="P7">- <text:span text:style-name="T4">implement RSGISLIB</text:span></text:p>
      <text:p text:style-name="P7">- <text:span text:style-name="T13">official FAO repository</text:span></text:p>
      <text:p text:style-name="P10"/>
      <text:p text:style-name="P11">General scripts:</text:p>
      <text:p text:style-name="P2"/>
      <text:p text:style-name="P2">1.) install script:</text:p>
      <text:p text:style-name="P2"/>
      <text:p text:style-name="P12">- option for choosing installation folder and create OpenSARKIT_source.bash on the fly</text:p>
      <text:p text:style-name="P13"><text:tab/>→<text:span text:style-name="T5"> if no option is given OSK_HOME=/usr/local/lib/osk</text:span></text:p>
      <text:p text:style-name="P12"><text:tab/></text:p>
      <text:p text:style-name="P9"><text:span text:style-name="T11">- check for installation of software components (i.e. polsarpro, S1TBX, ASFMapready) and install only if necessary, otherwise adopt the paths to OpenSARKIT_source.bash </text:span><text:span text:style-name="T8">done, but only if it is in the path </text:span><text:span text:style-name="T9">variable, not robust robust</text:span></text:p>
      <text:p text:style-name="P9"/>
      <text:p text:style-name="P9"><text:span text:style-name="T6">→</text:span><text:span text:style-name="T7"> add a script for non-dependent software like OTB, QGIS, PostGreSQL etc. to make GIS <text:s/>workstation out of the machine</text:span></text:p>
      <text:p text:style-name="P2"/>
      <text:p text:style-name="P2">→<text:span text:style-name="T14"> add an update script</text:span></text:p>
      <text:p text:style-name="P2"/>
      <text:p text:style-name="P8">2. ) remote script</text:p>
      <text:p text:style-name="P8"/>
      <text:p text:style-name="P8"><text:tab/>osk_remote</text:p>
      <text:p text:style-name="P8"><text:tab/>→ apart from standard parameters username, pw , ip adress and working folder should be asked and a remote job should be started (ssh -n -f ….)</text:p>
      <text:p text:style-name="P2"/>
      <text:p text:style-name="P3"><text:span text:style-name="T2">2</text:span>.) K&amp;C mosaics</text:p>
      <text:p text:style-name="P3"/>
      <text:p text:style-name="P3">- login/credentials</text:p>
      <text:p text:style-name="P3">- include <text:span text:style-name="T1">option for</text:span> texture measures</text:p>
      <text:p text:style-name="P3"/>
      <text:p text:style-name="P4"><text:span text:style-name="T2">3</text:span>.) Sentinel-1</text:p>
      <text:p text:style-name="P4"/>
      <text:p text:style-name="P4">- <text:span text:style-name="T1">vv/vh GRD workflow</text:span></text:p>
      <text:p text:style-name="P4">- <text:span text:style-name="T1">multi-temporal workflow</text:span></text:p>
      <text:p text:style-name="P4"/>
      <text:p text:style-name="P4">4.) JERS</text:p>
      <text:p text:style-name="P4"/>
      <text:p text:style-name="P4">- <text:span text:style-name="T1">complete workflow</text:span></text:p>
      <text:p text:style-name="P4">- <text:span text:style-name="T1">check if multi-temporal workflwo is feasible</text:span></text:p>
      <text:p text:style-name="P4"/>
      <text:p text:style-name="P5">5.) <text:span text:style-name="T1">ERS/Envisat</text:span></text:p>
      <text:p text:style-name="P5"/>
      <text:p text:style-name="P5">- <text:span text:style-name="T1">complete workflow</text:span></text:p>
      <text:p text:style-name="P5">- <text:span text:style-name="T1">check if multi-temporal workflwo is feasible</text:span></text:p>
      <text:p text:style-name="P5"/>
      <text:p text:style-name="P5"><text:span text:style-name="T1">6.) Radarsat/Radarsat-2</text:span></text:p>
      <text:p text:style-name="P5"><text:soft-page-break/></text:p>
      <text:p text:style-name="P5">- <text:span text:style-name="T1">complete workflow</text:span></text:p>
      <text:p text:style-name="P5">- <text:span text:style-name="T1">check if multi-temporal workflow is feasible</text:span></text:p>
      <text:p text:style-name="P5">- <text:span text:style-name="T1">polarimetric workflow</text:span></text:p>
      <text:p text:style-name="P5"/>
      <text:p text:style-name="P6">7.) source out functions <text:span text:style-name="T12">into bahs_helpers to make scripts better readable</text:span></text:p>
      <text:p text:style-name="P6"/>
      <text:p text:style-name="P6"><text:tab/>- AOI from country or shapefile</text:p>
      <text:p text:style-name="P6"><text:tab/>- SRTM tiles</text:p>
      <text:p text:style-name="P6"><text:tab/>- K&amp;C tiles</text:p>
      <text:p text:style-name="P6"><text:s/></text:p>
      <text:p text:style-name="P6">8.) add error ex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31:08.183284445</meta:creation-date>
    <dc:date>2015-10-30T18:05:02.496748944</dc:date>
    <meta:editing-duration>PT3H31M50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228" meta:character-count="1413" meta:non-whitespace-character-count="1214"/>
  </office:meta>
</office:document-meta>
</file>